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ments</text:p>
          </table:table-cell>
          <table:table-cell table:formula="of:=&quot;Menus.addSubMenuItem('topbar', 'office', '&quot; &amp; PROPER([.A1]) &amp; &quot;', '&quot; &amp; [.A1] &amp; &quot;');&quot;" office:value-type="string" office:string-value="Menus.addSubMenuItem('topbar', 'office', 'Comments', 'comments');" calcext:value-type="string">
            <text:p>Menus.addSubMenuItem('topbar', 'office', 'Comments', 'comments');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table:formula="of:=&quot;Menus.addSubMenuItem('topbar', 'office', '&quot; &amp; PROPER([.A2]) &amp; &quot;', '&quot; &amp; [.A2] &amp; &quot;');&quot;" office:value-type="string" office:string-value="Menus.addSubMenuItem('topbar', 'office', 'Contacts', 'contacts');" calcext:value-type="string">
            <text:p>Menus.addSubMenuItem('topbar', 'office', 'Contacts', 'contacts')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table:formula="of:=&quot;Menus.addSubMenuItem('topbar', 'office', '&quot; &amp; PROPER([.A3]) &amp; &quot;', '&quot; &amp; [.A3] &amp; &quot;');&quot;" office:value-type="string" office:string-value="Menus.addSubMenuItem('topbar', 'office', 'Core', 'core');" calcext:value-type="string">
            <text:p>Menus.addSubMenuItem('topbar', 'office', 'Core', 'core');</text:p>
          </table:table-cell>
        </table:table-row>
        <table:table-row table:style-name="ro1">
          <table:table-cell office:value-type="string" calcext:value-type="string">
            <text:p>enquiries</text:p>
          </table:table-cell>
          <table:table-cell table:formula="of:=&quot;Menus.addSubMenuItem('topbar', 'office', '&quot; &amp; PROPER([.A4]) &amp; &quot;', '&quot; &amp; [.A4] &amp; &quot;');&quot;" office:value-type="string" office:string-value="Menus.addSubMenuItem('topbar', 'office', 'Enquiries', 'enquiries');" calcext:value-type="string">
            <text:p>Menus.addSubMenuItem('topbar', 'office', 'Enquiries', 'enquiries');</text:p>
          </table:table-cell>
        </table:table-row>
        <table:table-row table:style-name="ro1">
          <table:table-cell office:value-type="string" calcext:value-type="string">
            <text:p>enquirydetails</text:p>
          </table:table-cell>
          <table:table-cell table:formula="of:=&quot;Menus.addSubMenuItem('topbar', 'office', '&quot; &amp; PROPER([.A5]) &amp; &quot;', '&quot; &amp; [.A5] &amp; &quot;');&quot;" office:value-type="string" office:string-value="Menus.addSubMenuItem('topbar', 'office', 'Enquirydetails', 'enquirydetails');" calcext:value-type="string">
            <text:p>Menus.addSubMenuItem('topbar', 'office', 'Enquirydetails', 'enquirydetails');</text:p>
          </table:table-cell>
        </table:table-row>
        <table:table-row table:style-name="ro1">
          <table:table-cell office:value-type="string" calcext:value-type="string">
            <text:p>invoicedetails</text:p>
          </table:table-cell>
          <table:table-cell table:formula="of:=&quot;Menus.addSubMenuItem('topbar', 'office', '&quot; &amp; PROPER([.A6]) &amp; &quot;', '&quot; &amp; [.A6] &amp; &quot;');&quot;" office:value-type="string" office:string-value="Menus.addSubMenuItem('topbar', 'office', 'Invoicedetails', 'invoicedetails');" calcext:value-type="string">
            <text:p>Menus.addSubMenuItem('topbar', 'office', 'Invoicedetails', 'invoicedetails');</text:p>
          </table:table-cell>
        </table:table-row>
        <table:table-row table:style-name="ro1">
          <table:table-cell office:value-type="string" calcext:value-type="string">
            <text:p>invoices</text:p>
          </table:table-cell>
          <table:table-cell table:formula="of:=&quot;Menus.addSubMenuItem('topbar', 'office', '&quot; &amp; PROPER([.A7]) &amp; &quot;', '&quot; &amp; [.A7] &amp; &quot;');&quot;" office:value-type="string" office:string-value="Menus.addSubMenuItem('topbar', 'office', 'Invoices', 'invoices');" calcext:value-type="string">
            <text:p>Menus.addSubMenuItem('topbar', 'office', 'Invoices', 'invoices');</text:p>
          </table:table-cell>
        </table:table-row>
        <table:table-row table:style-name="ro1">
          <table:table-cell office:value-type="string" calcext:value-type="string">
            <text:p>jobs</text:p>
          </table:table-cell>
          <table:table-cell table:formula="of:=&quot;Menus.addSubMenuItem('topbar', 'office', '&quot; &amp; PROPER([.A8]) &amp; &quot;', '&quot; &amp; [.A8] &amp; &quot;');&quot;" office:value-type="string" office:string-value="Menus.addSubMenuItem('topbar', 'office', 'Jobs', 'jobs');" calcext:value-type="string">
            <text:p>Menus.addSubMenuItem('topbar', 'office', 'Jobs', 'jobs');</text:p>
          </table:table-cell>
        </table:table-row>
        <table:table-row table:style-name="ro1">
          <table:table-cell office:value-type="string" calcext:value-type="string">
            <text:p>notes</text:p>
          </table:table-cell>
          <table:table-cell table:formula="of:=&quot;Menus.addSubMenuItem('topbar', 'office', '&quot; &amp; PROPER([.A9]) &amp; &quot;', '&quot; &amp; [.A9] &amp; &quot;');&quot;" office:value-type="string" office:string-value="Menus.addSubMenuItem('topbar', 'office', 'Notes', 'notes');" calcext:value-type="string">
            <text:p>Menus.addSubMenuItem('topbar', 'office', 'Notes', 'notes');</text:p>
          </table:table-cell>
        </table:table-row>
        <table:table-row table:style-name="ro1">
          <table:table-cell office:value-type="string" calcext:value-type="string">
            <text:p>odocs</text:p>
          </table:table-cell>
          <table:table-cell table:formula="of:=&quot;Menus.addSubMenuItem('topbar', 'office', '&quot; &amp; PROPER([.A10]) &amp; &quot;', '&quot; &amp; [.A10] &amp; &quot;');&quot;" office:value-type="string" office:string-value="Menus.addSubMenuItem('topbar', 'office', 'Odocs', 'odocs');" calcext:value-type="string">
            <text:p>Menus.addSubMenuItem('topbar', 'office', 'Odocs', 'odocs');</text:p>
          </table:table-cell>
        </table:table-row>
        <table:table-row table:style-name="ro1">
          <table:table-cell office:value-type="string" calcext:value-type="string">
            <text:p>officeexpenses</text:p>
          </table:table-cell>
          <table:table-cell table:formula="of:=&quot;Menus.addSubMenuItem('topbar', 'office', '&quot; &amp; PROPER([.A11]) &amp; &quot;', '&quot; &amp; [.A11] &amp; &quot;');&quot;" office:value-type="string" office:string-value="Menus.addSubMenuItem('topbar', 'office', 'Officeexpenses', 'officeexpenses');" calcext:value-type="string">
            <text:p>Menus.addSubMenuItem('topbar', 'office', 'Officeexpenses', 'officeexpenses');</text:p>
          </table:table-cell>
        </table:table-row>
        <table:table-row table:style-name="ro1">
          <table:table-cell office:value-type="string" calcext:value-type="string">
            <text:p>partnerexpenses</text:p>
          </table:table-cell>
          <table:table-cell table:formula="of:=&quot;Menus.addSubMenuItem('topbar', 'office', '&quot; &amp; PROPER([.A12]) &amp; &quot;', '&quot; &amp; [.A12] &amp; &quot;');&quot;" office:value-type="string" office:string-value="Menus.addSubMenuItem('topbar', 'office', 'Partnerexpenses', 'partnerexpenses');" calcext:value-type="string">
            <text:p>Menus.addSubMenuItem('topbar', 'office', 'Partnerexpenses', 'partnerexpenses');</text:p>
          </table:table-cell>
        </table:table-row>
        <table:table-row table:style-name="ro1">
          <table:table-cell office:value-type="string" calcext:value-type="string">
            <text:p>procedures</text:p>
          </table:table-cell>
          <table:table-cell table:formula="of:=&quot;Menus.addSubMenuItem('topbar', 'office', '&quot; &amp; PROPER([.A13]) &amp; &quot;', '&quot; &amp; [.A13] &amp; &quot;');&quot;" office:value-type="string" office:string-value="Menus.addSubMenuItem('topbar', 'office', 'Procedures', 'procedures');" calcext:value-type="string">
            <text:p>Menus.addSubMenuItem('topbar', 'office', 'Procedures', 'procedures');</text:p>
          </table:table-cell>
        </table:table-row>
        <table:table-row table:style-name="ro1">
          <table:table-cell office:value-type="string" calcext:value-type="string">
            <text:p>profiles</text:p>
          </table:table-cell>
          <table:table-cell table:formula="of:=&quot;Menus.addSubMenuItem('topbar', 'office', '&quot; &amp; PROPER([.A14]) &amp; &quot;', '&quot; &amp; [.A14] &amp; &quot;');&quot;" office:value-type="string" office:string-value="Menus.addSubMenuItem('topbar', 'office', 'Profiles', 'profiles');" calcext:value-type="string">
            <text:p>Menus.addSubMenuItem('topbar', 'office', 'Profiles', 'profiles');</text:p>
          </table:table-cell>
        </table:table-row>
        <table:table-row table:style-name="ro1">
          <table:table-cell office:value-type="string" calcext:value-type="string">
            <text:p>timesheets</text:p>
          </table:table-cell>
          <table:table-cell table:formula="of:=&quot;Menus.addSubMenuItem('topbar', 'office', '&quot; &amp; PROPER([.A15]) &amp; &quot;', '&quot; &amp; [.A15] &amp; &quot;');&quot;" office:value-type="string" office:string-value="Menus.addSubMenuItem('topbar', 'office', 'Timesheets', 'timesheets');" calcext:value-type="string">
            <text:p>Menus.addSubMenuItem('topbar', 'office', 'Timesheets', 'timesheets');</text:p>
          </table:table-cell>
        </table:table-row>
        <table:table-row table:style-name="ro1">
          <table:table-cell office:value-type="string" calcext:value-type="string">
            <text:p>travelreimbursementdetails</text:p>
          </table:table-cell>
          <table:table-cell table:formula="of:=&quot;Menus.addSubMenuItem('topbar', 'office', '&quot; &amp; PROPER([.A16]) &amp; &quot;', '&quot; &amp; [.A16] &amp; &quot;');&quot;" office:value-type="string" office:string-value="Menus.addSubMenuItem('topbar', 'office', 'Travelreimbursementdetails', 'travelreimbursementdetails');" calcext:value-type="string">
            <text:p>Menus.addSubMenuItem('topbar', 'office', 'Travelreimbursementdetails', 'travelreimbursementdetails');</text:p>
          </table:table-cell>
        </table:table-row>
        <table:table-row table:style-name="ro1">
          <table:table-cell office:value-type="string" calcext:value-type="string">
            <text:p>travelreimbursements</text:p>
          </table:table-cell>
          <table:table-cell table:formula="of:=&quot;Menus.addSubMenuItem('topbar', 'office', '&quot; &amp; PROPER([.A17]) &amp; &quot;', '&quot; &amp; [.A17] &amp; &quot;');&quot;" office:value-type="string" office:string-value="Menus.addSubMenuItem('topbar', 'office', 'Travelreimbursements', 'travelreimbursements');" calcext:value-type="string">
            <text:p>Menus.addSubMenuItem('topbar', 'office', 'Travelreimbursements', 'travelreimbursements');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table:formula="of:=&quot;Menus.addSubMenuItem('topbar', 'office', '&quot; &amp; PROPER([.A18]) &amp; &quot;', '&quot; &amp; [.A18] &amp; &quot;');&quot;" office:value-type="string" office:string-value="Menus.addSubMenuItem('topbar', 'office', 'Users', 'users');" calcext:value-type="string">
            <text:p>Menus.addSubMenuItem('topbar', 'office', 'Users', 'users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11:47:08.822691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12:28:42.767896175</meta:creation-date>
    <dc:date>2015-07-05T11:49:12.364847151</dc:date>
    <meta:editing-duration>PT25M46S</meta:editing-duration>
    <meta:editing-cycles>2</meta:editing-cycles>
    <meta:generator>LibreOffice/4.4.2.2$Linux_X86_64 LibreOffice_project/40m0$Build-2</meta:generator>
    <meta:document-statistic meta:table-count="1" meta:cell-count="36" meta:object-count="0"/>
  </office:meta>
</office:document-meta>
</file>